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Preformatted_20_Text"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id___h1_2"/>Section in simple include<text:bookmark-end text:name="id___h1_2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id___h1_3"/>Section in recursive include<text:bookmark-end text:name="id___h1_3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id___h2_1"/>Subsection in recursive include<text:bookmark-end text:name="id___h2_1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id___h1_4"/>Second section in simple include<text:bookmark-end text:name="id___h1_4"/></text:h>
      <text:p text:style-name="First_20_paragraph">Test text.</text:p>
      <text:p text:style-name="Text_20_body">Text after simple include.</text:p>
      <text:h text:style-name="Heading_20_2" text:outline-level="2"><text:bookmark-start text:name="id___h2_2"/>Subsection<text:bookmark-end text:name="id___h2_2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docversion" meta:value-type="string">reproducibl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hash" meta:value-type="string">117f7bb3aeb5d7c200c762e9f4c475a9</meta:user-defined>
    <meta:user-defined meta:name="wordcount" meta:value-type="string">337</meta:user-defined>
  </office:meta>
</office:document-meta>
</file>